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02in"/>
    </style:style>
    <style:style style:name="co2" style:family="table-column">
      <style:table-column-properties fo:break-before="auto" style:column-width="2.7752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2.310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3.3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:.B])" office:value-type="float" office:value="84.5" calcext:value-type="float">
            <text:p>84.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:.D])" office:value-type="float" office:value="75" calcext:value-type="float">
            <text:p>75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:.F])" office:value-type="float" office:value="63" calcext:value-type="float">
            <text:p>63.0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I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inserimento cardinalità e finalizzazione diagramm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I e swag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eign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definizione schem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va api post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ttura query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correzione errori e 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mpleta delle api del m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I feedback e acquist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llection fo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er case AP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r flow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ifica controller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zio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ing d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ornamento swagger e aggiunta nuove cos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esource extraction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ne meal API documentation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utente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roblemi tecnic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ifica getAllMeal con aggiunta di un fil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tenticazione forni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gger documentation API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urce models, ancor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feedback.js in controller e ro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forni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ource models, d5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giunta delete e altre “definitions” in swag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giunta controller e route acquisto <text:s/>e finalizzazione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fornitor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rescource models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alizzazione documentazione swag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 gener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ipt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escrizioni d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rudio funzionamento javascript e html per front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ntend utent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isoluzione problema fetching api con html e javascrip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frontend fornito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odifica login in fornitore.js e piccole modifiche di risoluzione error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API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io funzionamento css e creazione file style.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ck corner cas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ifica style.c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lo coerenza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tton sty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i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end gestione richieste acquisto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ile pagina con bootstr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ag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visione front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ing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crittura documento d4</text:p>
          </table:table-cell>
          <table:table-cell table:number-columns-repeated="7"/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2-30T09:45:09.137073751</dc:date>
    <meta:editing-duration>PT6H21M45S</meta:editing-duration>
    <meta:editing-cycles>79</meta:editing-cycles>
    <meta:generator>LibreOffice/7.4.3.2$MacOSX_X86_64 LibreOffice_project/1048a8393ae2eeec98dff31b5c133c5f1d08b890</meta:generator>
    <meta:document-statistic meta:table-count="1" meta:cell-count="287" meta:object-count="0"/>
  </office:meta>
</office:document-meta>
</file>